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Text_20_body" style:list-style-name="WWNum8"/>
    <style:style style:name="P3" style:family="paragraph" style:parent-style-name="Text_20_body" style:list-style-name="WWNum9">
      <style:text-properties officeooo:paragraph-rsid="001ad5a6"/>
    </style:style>
    <style:style style:name="P4" style:family="paragraph" style:parent-style-name="Text_20_body" style:list-style-name="WWNum10"/>
    <style:style style:name="P5" style:family="paragraph" style:parent-style-name="Text_20_body">
      <style:text-properties officeooo:paragraph-rsid="00192286"/>
    </style:style>
    <style:style style:name="P6" style:family="paragraph" style:parent-style-name="Text_20_body" style:list-style-name="WWNum2"/>
    <style:style style:name="P7" style:family="paragraph" style:parent-style-name="Text_20_body" style:list-style-name="WWNum3"/>
    <style:style style:name="P8" style:family="paragraph" style:parent-style-name="Text_20_body" style:list-style-name="WWNum4"/>
    <style:style style:name="P9" style:family="paragraph" style:parent-style-name="Text_20_body" style:list-style-name="WWNum5"/>
    <style:style style:name="P10" style:family="paragraph" style:parent-style-name="Text_20_body" style:list-style-name="WWNum6"/>
    <style:style style:name="P11" style:family="paragraph" style:parent-style-name="Text_20_body" style:list-style-name="WWNum7"/>
    <style:style style:name="P12" style:family="paragraph" style:parent-style-name="Text_20_body" style:list-style-name="WWNum11"/>
    <style:style style:name="P13" style:family="paragraph" style:parent-style-name="Text_20_body" style:list-style-name="L1"/>
    <style:style style:name="P14"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27_1057113203" text:style-name="Index_20_Link" text:visited-style-name="Index_20_Link">Intro<text:tab/></text:a></text:p>
          <text:p text:style-name="P15"><text:a xlink:type="simple" xlink:href="#__RefHeading___Toc507_745796513" text:style-name="Index_20_Link" text:visited-style-name="Index_20_Link">The Simple Truth – There is NO Speed of Light at all<text:tab/></text:a></text:p>
          <text:p text:style-name="P15"><text:a xlink:type="simple" xlink:href="#__RefHeading___Toc509_745796513" text:style-name="Index_20_Link" text:visited-style-name="Index_20_Link">The Properties of Light<text:tab/></text:a></text:p>
          <text:p text:style-name="P15"><text:a xlink:type="simple" xlink:href="#__RefHeading___Toc511_745796513" text:style-name="Index_20_Link" text:visited-style-name="Index_20_Link">How does GPS Localization Radar and Radar Speed Guns Work then if Speed of Light Cannot be Measured?<text:tab/></text:a></text:p>
          <text:p text:style-name="P15"><text:a xlink:type="simple" xlink:href="#__RefHeading___Toc513_745796513" text:style-name="Index_20_Link" text:visited-style-name="Index_20_Link">Information Theory – Shining up the Light and How Fast Information can be Transmitted<text:tab/></text:a></text:p>
          <text:p text:style-name="P15"><text:a xlink:type="simple" xlink:href="#__RefHeading___Toc515_745796513" text:style-name="Index_20_Link" text:visited-style-name="Index_20_Link">Wave-Particle Duality of Light<text:tab/></text:a></text:p>
          <text:p text:style-name="P15"><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special relativity”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n <text:span text:style-name="Internet_20_link">speed of light</text:span> existed. But none of them ever asked: <text:span text:style-name="Emphasis">Does light, which is an electromagnetic wave, have a property of speed at all? Does speed of light exist at all?</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text:soft-page-break/>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3516244197130312642" text:style-name="WWNum2">
        <text:list-item>
          <text:p text:style-name="P6">Frequency</text:p>
        </text:list-item>
        <text:list-item>
          <text:p text:style-name="P6">Amplitude</text:p>
        </text:list-item>
        <text:list-item>
          <text:p text:style-name="P6">Phase</text:p>
        </text:list-item>
        <text:list-item>
          <text:p text:style-name="P6">Polarization</text:p>
        </text:list-item>
        <text:list-item>
          <text:p text:style-name="P6">Angular Frequency (Omega=2Pi*f)</text:p>
        </text:list-item>
      </text:list>
      <text:p text:style-name="Text_20_body">Some derived properties of these are:</text:p>
      <text:list xml:id="list3305480058697158452" text:style-name="WWNum3">
        <text:list-item>
          <text:p text:style-name="P7">Energy</text:p>
        </text:list-item>
        <text:list-item>
          <text:p text:style-name="P7">Intensity</text:p>
        </text:list-item>
        <text:list-item>
          <text:p text:style-name="P7">And many more</text:p>
        </text:list-item>
      </text:list>
      <text:p text:style-name="Text_20_body">Also there is various prominent observations with electromagnet waves:</text:p>
      <text:list xml:id="list3704227670150326388" text:style-name="WWNum4">
        <text:list-item>
          <text:p text:style-name="P8">Wave Interference</text:p>
        </text:list-item>
        <text:list-item>
          <text:p text:style-name="P8">Phase Shift</text:p>
        </text:list-item>
        <text:list-item>
          <text:p text:style-name="P8">Frequency Shift</text:p>
        </text:list-item>
        <text:list-item>
          <text:p text:style-name="P8">Resonance</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lt;insert illustration&gt;</text:p>
      <text:h text:style-name="Heading_20_1" text:outline-level="1"><text:bookmark-start text:name="__RefHeading___Toc511_745796513"/>How does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he radar gun or GPS satellite:</text:p>
      <text:list xml:id="list316255093564771626" text:style-name="WWNum5">
        <text:list-item>
          <text:p text:style-name="P9"><text:soft-page-break/>The electromagnet wave is transmitted</text:p>
        </text:list-item>
        <text:list-item>
          <text:p text:style-name="P9">The electromagnetic wave instantaneously (since there is no propagation speed of light) hits a (probably moving) target such as a car or aircraft and the wave again is instantaneously <text:s/>being reflected</text:p>
        </text:list-item>
        <text:list-item>
          <text:p text:style-name="P9">The wave and it’s reflection INTERFERE, also instantaneously</text:p>
        </text:list-item>
        <text:list-item>
          <text:p text:style-name="P9">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8069709870927183950" text:style-name="WWNum6">
        <text:list-item>
          <text:p text:style-name="P10">The phase of the reflected wave shifts according to target’s position</text:p>
        </text:list-item>
        <text:list-item>
          <text:p text:style-name="P10">And the resulting signal measured due to wave interference pattern changes (pulsing)</text:p>
        </text:list-item>
        <text:list-item>
          <text:p text:style-name="P10">And the interference pulsing speed indicates the speed of the moving target</text:p>
        </text:list-item>
        <text:list-item>
          <text:p text:style-name="P10">Which, again, is not related to a non-existent property of speed of light</text:p>
        </text:list-item>
      </text:list>
      <text:p text:style-name="Text_20_body">To estimate the location of a target with GPS satellite signals:</text:p>
      <text:list xml:id="list1190939282261277029" text:style-name="WWNum7">
        <text:list-item>
          <text:p text:style-name="P11">Again interference pattern of a wave and its reflection is measured</text:p>
        </text:list-item>
        <text:list-item>
          <text:p text:style-name="P11">But with multiple wave interference patterns from three or more moving GPS satellites have to be measured</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oft-page-break/>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5476090333889554120" text:style-name="L1">
        <text:list-item>
          <text:p text:style-name="P13"><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text:span></text:p>
        </text:list-item>
      </text:list>
      <text:p text:style-name="Text_20_body"><draw:a xlink:type="simple" xlink:href="https://upload.wikimedia.org/wikipedia/commons/thumb/f/f8/Gibbs_phenomenon_10.svg/300px-Gibbs_phenomenon_10.svg.png"><draw:frame draw:style-name="fr2" draw:name="Image3" text:anchor-type="as-char" svg:width="3in" svg:height="1.5in" draw:z-index="2"><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2" draw:name="Image4" text:anchor-type="as-char" svg:width="3in" svg:height="1.5in" draw:z-index="3"><draw:image xlink:href="Pictures/10000201000004B0000002586FCC17C1FA853B62.png" xlink:type="simple" xlink:show="embed" xlink:actuate="onLoad"/></draw:frame></draw:a></text:p>
      <text:list xml:id="list2546253985425066095" text:style-name="WWNum8">
        <text:list-item>
          <text:p text:style-name="P2">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draw:a xlink:type="simple" xlink:href="https://en.wikipedia.org/wiki/Dirac_delta_function"><draw:frame draw:style-name="fr1"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1"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1106494647641743495" text:style-name="WWNum9">
        <text:list-item>
          <text:p text:style-name="P3"><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text:soft-page-break/>Wave-Particle Duality of Light<text:bookmark-end text:name="__RefHeading___Toc515_745796513"/></text:h>
      <text:list xml:id="list1991538260006290590" text:style-name="WWNum10">
        <text:list-item>
          <text:p text:style-name="P4"><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4"><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4"><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4">Light is an electromagnetic wave</text:p>
        </text:list-item>
      </text:list>
      <text:h text:style-name="Heading_20_1" text:outline-level="1"><text:bookmark-start text:name="__RefHeading___Toc517_745796513"/>Reasoning<text:bookmark-end text:name="__RefHeading___Toc517_745796513"/></text:h>
      <text:list xml:id="list6056819155448037776" text:style-name="WWNum11">
        <text:list-item>
          <text:p text:style-name="P12">Nuclear Technology</text:p>
        </text:list-item>
        <text:list-item>
          <text:p text:style-name="P12">Military Radar and Data Transmission Systems</text:p>
        </text:list-item>
        <text:list-item>
          <text:p text:style-name="P12">Religious Big Bang Universe, no big bang, no god who created it</text:p>
        </text:list-item>
        <text:list-item>
          <text:p text:style-name="P12">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2">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2">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15:27:47.670669934</dc:date>
    <meta:editing-cycles>109</meta:editing-cycles>
    <dc:title>Special Relativity and Speed of Light</dc:title>
    <meta:editing-duration>PT3H9M</meta:editing-duration>
    <meta:generator>LibreOffice/5.1.3.2$Linux_X86_64 LibreOffice_project/10m0$Build-2</meta:generator>
    <meta:document-statistic meta:table-count="0" meta:image-count="4" meta:object-count="0" meta:page-count="5" meta:paragraph-count="71" meta:word-count="1758" meta:character-count="10697" meta:non-whitespace-character-count="9030"/>
  </office:meta>
</office:document-meta>
</file>